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LINEA &amp; TECNOLOGIA GRAFICA S.A.C.</text:p>
      <text:p text:style-name="P12">CANT. TOTAL DE CAJAS: 1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A</text:span></text:p>
      <text:p text:style-name="P5"/>
      <text:p text:style-name="P5">Recojo: <text:span text:style-name="T3">GUERRERO GUILLEN, HELBER JOHO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14:17:5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